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75pt"/>
    </style:style>
    <style:style style:name="co2" style:family="table-column">
      <style:table-column-properties fo:break-before="auto" style:column-width="94pt"/>
    </style:style>
    <style:style style:name="co3" style:family="table-column">
      <style:table-column-properties fo:break-before="auto" style:column-width="76.79pt"/>
    </style:style>
    <style:style style:name="co4" style:family="table-column">
      <style:table-column-properties fo:break-before="auto" style:column-width="38.41pt"/>
    </style:style>
    <style:style style:name="co5" style:family="table-column">
      <style:table-column-properties fo:break-before="auto" style:column-width="48.44pt"/>
    </style:style>
    <style:style style:name="co6" style:family="table-column">
      <style:table-column-properties fo:break-before="auto" style:column-width="30.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exp_code_detai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Volume percentage</text:p>
          </table:table-cell>
          <table:table-cell office:value-type="string" calcext:value-type="string">
            <text:p>Volume fraction</text:p>
          </table:table-cell>
          <table:table-cell office:value-type="string" calcext:value-type="string">
            <text:p>R (µm)</text:p>
          </table:table-cell>
          <table:table-cell table:style-name="Default" office:value-type="string" calcext:value-type="string">
            <text:p>V (µm^3)</text:p>
          </table:table-cell>
          <table:table-cell table:style-name="Default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V_p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float" office:value="0.088" calcext:value-type="float">
            <text:p>0.088</text:p>
          </table:table-cell>
          <table:table-cell table:formula="of:=[.B2]/100" office:value-type="float" office:value="0.00088" calcext:value-type="float">
            <text:p>0.00088</text:p>
          </table:table-cell>
          <table:table-cell office:value-type="float" office:value="20.7" calcext:value-type="float">
            <text:p>20.7</text:p>
          </table:table-cell>
          <table:table-cell table:formula="of:=(4 / 3) * PI() * [.D2]^3" office:value-type="float" office:value="37153.4925973726" calcext:value-type="float">
            <text:p>37153</text:p>
          </table:table-cell>
          <table:table-cell table:formula="of:=([.C2]*[.E2]) / [.$J$1]" office:value-type="float" office:value="46.70724783669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24</text:p>
          </table:table-cell>
          <table:table-cell office:value-type="float" office:value="0.1" calcext:value-type="float">
            <text:p>0.1</text:p>
          </table:table-cell>
          <table:table-cell table:formula="of:=[.B3]/100" office:value-type="float" office:value="0.001" calcext:value-type="float">
            <text:p>0.001</text:p>
          </table:table-cell>
          <table:table-cell office:value-type="float" office:value="26" calcext:value-type="float">
            <text:p>26</text:p>
          </table:table-cell>
          <table:table-cell table:formula="of:=(4 / 3) * PI() * [.D3]^3" office:value-type="float" office:value="73622.1766393256" calcext:value-type="float">
            <text:p>73622</text:p>
          </table:table-cell>
          <table:table-cell table:formula="of:=([.C3]*[.E3]) / [.$J$1]" office:value-type="float" office:value="105.174538056179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7</text:p>
          </table:table-cell>
          <table:table-cell office:value-type="float" office:value="0.14" calcext:value-type="float">
            <text:p>0.14</text:p>
          </table:table-cell>
          <table:table-cell table:formula="of:=[.B4]/100" office:value-type="float" office:value="0.0014" calcext:value-type="float">
            <text:p>0.0014</text:p>
          </table:table-cell>
          <table:table-cell office:value-type="float" office:value="29.6" calcext:value-type="float">
            <text:p>29.6</text:p>
          </table:table-cell>
          <table:table-cell table:formula="of:=(4 / 3) * PI() * [.D4]^3" office:value-type="float" office:value="108633.492604439" calcext:value-type="float">
            <text:p>108633</text:p>
          </table:table-cell>
          <table:table-cell table:formula="of:=([.C4]*[.E4]) / [.$J$1]" office:value-type="float" office:value="217.266985208878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1</text:p>
          </table:table-cell>
          <table:table-cell office:value-type="float" office:value="0.15" calcext:value-type="float">
            <text:p>0.15</text:p>
          </table:table-cell>
          <table:table-cell table:formula="of:=[.B5]/100" office:value-type="float" office:value="0.0015" calcext:value-type="float">
            <text:p>0.0015</text:p>
          </table:table-cell>
          <table:table-cell office:value-type="float" office:value="28.4" calcext:value-type="float">
            <text:p>28.4</text:p>
          </table:table-cell>
          <table:table-cell table:formula="of:=(4 / 3) * PI() * [.D5]^3" office:value-type="float" office:value="95949.7018230593" calcext:value-type="float">
            <text:p>95950</text:p>
          </table:table-cell>
          <table:table-cell table:formula="of:=([.C5]*[.E5]) / [.$J$1]" office:value-type="float" office:value="205.60650390655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5</text:p>
          </table:table-cell>
          <table:table-cell office:value-type="float" office:value="0.2" calcext:value-type="float">
            <text:p>0.2</text:p>
          </table:table-cell>
          <table:table-cell table:formula="of:=[.B6]/100" office:value-type="float" office:value="0.002" calcext:value-type="float">
            <text:p>0.002</text:p>
          </table:table-cell>
          <table:table-cell office:value-type="float" office:value="16.3" calcext:value-type="float">
            <text:p>16.3</text:p>
          </table:table-cell>
          <table:table-cell table:formula="of:=(4 / 3) * PI() * [.D6]^3" office:value-type="float" office:value="18140.590613008" calcext:value-type="float">
            <text:p>18141</text:p>
          </table:table-cell>
          <table:table-cell table:formula="of:=([.C6]*[.E6]) / [.$J$1]" office:value-type="float" office:value="51.8302588943087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014</text:p>
          </table:table-cell>
          <table:table-cell office:value-type="float" office:value="0.21" calcext:value-type="float">
            <text:p>0.21</text:p>
          </table:table-cell>
          <table:table-cell table:formula="of:=[.B7]/100" office:value-type="float" office:value="0.0021" calcext:value-type="float">
            <text:p>0.0021</text:p>
          </table:table-cell>
          <table:table-cell office:value-type="float" office:value="42.9" calcext:value-type="float">
            <text:p>42.9</text:p>
          </table:table-cell>
          <table:table-cell table:formula="of:=(4 / 3) * PI() * [.D7]^3" office:value-type="float" office:value="330720.02023593" calcext:value-type="float">
            <text:p>330720</text:p>
          </table:table-cell>
          <table:table-cell table:formula="of:=([.C7]*[.E7]) / [.$J$1]" office:value-type="float" office:value="992.160060707791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3</text:p>
          </table:table-cell>
          <table:table-cell office:value-type="float" office:value="0.22" calcext:value-type="float">
            <text:p>0.22</text:p>
          </table:table-cell>
          <table:table-cell table:formula="of:=[.B8]/100" office:value-type="float" office:value="0.0022" calcext:value-type="float">
            <text:p>0.0022</text:p>
          </table:table-cell>
          <table:table-cell office:value-type="float" office:value="15.8" calcext:value-type="float">
            <text:p>15.8</text:p>
          </table:table-cell>
          <table:table-cell table:formula="of:=(4 / 3) * PI() * [.D8]^3" office:value-type="float" office:value="16521.8954702214" calcext:value-type="float">
            <text:p>16522</text:p>
          </table:table-cell>
          <table:table-cell table:formula="of:=([.C8]*[.E8]) / [.$J$1]" office:value-type="float" office:value="51.9259571921245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16</text:p>
          </table:table-cell>
          <table:table-cell office:value-type="float" office:value="0.27" calcext:value-type="float">
            <text:p>0.27</text:p>
          </table:table-cell>
          <table:table-cell table:formula="of:=[.B9]/100" office:value-type="float" office:value="0.0027" calcext:value-type="float">
            <text:p>0.0027</text:p>
          </table:table-cell>
          <table:table-cell office:value-type="float" office:value="9.2" calcext:value-type="float">
            <text:p>9.2</text:p>
          </table:table-cell>
          <table:table-cell table:formula="of:=(4 / 3) * PI() * [.D9]^3" office:value-type="float" office:value="3261.7606669847" calcext:value-type="float">
            <text:p>3262</text:p>
          </table:table-cell>
          <table:table-cell table:formula="of:=([.C9]*[.E9]) / [.$J$1]" office:value-type="float" office:value="12.5810768583696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13</text:p>
          </table:table-cell>
          <table:table-cell office:value-type="float" office:value="0.27" calcext:value-type="float">
            <text:p>0.27</text:p>
          </table:table-cell>
          <table:table-cell table:formula="of:=[.B10]/100" office:value-type="float" office:value="0.0027" calcext:value-type="float">
            <text:p>0.0027</text:p>
          </table:table-cell>
          <table:table-cell office:value-type="float" office:value="14" calcext:value-type="float">
            <text:p>14</text:p>
          </table:table-cell>
          <table:table-cell table:formula="of:=(4 / 3) * PI() * [.D10]^3" office:value-type="float" office:value="11494.0403219339" calcext:value-type="float">
            <text:p>11494</text:p>
          </table:table-cell>
          <table:table-cell table:formula="of:=([.C10]*[.E10]) / [.$J$1]" office:value-type="float" office:value="44.3341555274592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6</text:p>
          </table:table-cell>
          <table:table-cell office:value-type="float" office:value="0.29" calcext:value-type="float">
            <text:p>0.29</text:p>
          </table:table-cell>
          <table:table-cell table:formula="of:=[.B11]/100" office:value-type="float" office:value="0.0029" calcext:value-type="float">
            <text:p>0.0029</text:p>
          </table:table-cell>
          <table:table-cell office:value-type="float" office:value="28.4" calcext:value-type="float">
            <text:p>28.4</text:p>
          </table:table-cell>
          <table:table-cell table:formula="of:=(4 / 3) * PI() * [.D11]^3" office:value-type="float" office:value="95949.7018230593" calcext:value-type="float">
            <text:p>95950</text:p>
          </table:table-cell>
          <table:table-cell table:formula="of:=([.C11]*[.E11]) / [.$J$1]" office:value-type="float" office:value="397.505907552674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5</text:p>
          </table:table-cell>
          <table:table-cell office:value-type="float" office:value="0.3" calcext:value-type="float">
            <text:p>0.3</text:p>
          </table:table-cell>
          <table:table-cell table:formula="of:=[.B12]/100" office:value-type="float" office:value="0.003" calcext:value-type="float">
            <text:p>0.003</text:p>
          </table:table-cell>
          <table:table-cell office:value-type="float" office:value="19.7" calcext:value-type="float">
            <text:p>19.7</text:p>
          </table:table-cell>
          <table:table-cell table:formula="of:=(4 / 3) * PI() * [.D12]^3" office:value-type="float" office:value="32024.8635343383" calcext:value-type="float">
            <text:p>32025</text:p>
          </table:table-cell>
          <table:table-cell table:formula="of:=([.C12]*[.E12]) / [.$J$1]" office:value-type="float" office:value="137.249415147164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012</text:p>
          </table:table-cell>
          <table:table-cell office:value-type="float" office:value="0.3" calcext:value-type="float">
            <text:p>0.3</text:p>
          </table:table-cell>
          <table:table-cell table:formula="of:=[.B13]/100" office:value-type="float" office:value="0.003" calcext:value-type="float">
            <text:p>0.003</text:p>
          </table:table-cell>
          <table:table-cell office:value-type="float" office:value="25.4" calcext:value-type="float">
            <text:p>25.4</text:p>
          </table:table-cell>
          <table:table-cell table:formula="of:=(4 / 3) * PI() * [.D13]^3" office:value-type="float" office:value="68641.9731684077" calcext:value-type="float">
            <text:p>68642</text:p>
          </table:table-cell>
          <table:table-cell table:formula="of:=([.C13]*[.E13]) / [.$J$1]" office:value-type="float" office:value="294.179885007461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12</text:p>
          </table:table-cell>
          <table:table-cell office:value-type="float" office:value="0.35" calcext:value-type="float">
            <text:p>0.35</text:p>
          </table:table-cell>
          <table:table-cell table:formula="of:=[.B14]/100" office:value-type="float" office:value="0.0035" calcext:value-type="float">
            <text:p>0.0035</text:p>
          </table:table-cell>
          <table:table-cell office:value-type="float" office:value="10.2" calcext:value-type="float">
            <text:p>10.2</text:p>
          </table:table-cell>
          <table:table-cell table:formula="of:=(4 / 3) * PI() * [.D14]^3" office:value-type="float" office:value="4445.17767564096" calcext:value-type="float">
            <text:p>4445</text:p>
          </table:table-cell>
          <table:table-cell table:formula="of:=([.C14]*[.E14]) / [.$J$1]" office:value-type="float" office:value="22.2258883782048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11</text:p>
          </table:table-cell>
          <table:table-cell office:value-type="float" office:value="0.45" calcext:value-type="float">
            <text:p>0.45</text:p>
          </table:table-cell>
          <table:table-cell table:formula="of:=[.B15]/100" office:value-type="float" office:value="0.0045" calcext:value-type="float">
            <text:p>0.0045</text:p>
          </table:table-cell>
          <table:table-cell office:value-type="float" office:value="12.5" calcext:value-type="float">
            <text:p>12.5</text:p>
          </table:table-cell>
          <table:table-cell table:formula="of:=(4 / 3) * PI() * [.D15]^3" office:value-type="float" office:value="8181.23086872342" calcext:value-type="float">
            <text:p>8181</text:p>
          </table:table-cell>
          <table:table-cell table:formula="of:=([.C15]*[.E15]) / [.$J$1]" office:value-type="float" office:value="52.593627013222" calcext:value-type="float">
            <text:p>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2</text:p>
          </table:table-cell>
          <table:table-cell office:value-type="float" office:value="0.47" calcext:value-type="float">
            <text:p>0.47</text:p>
          </table:table-cell>
          <table:table-cell table:formula="of:=[.B16]/100" office:value-type="float" office:value="0.0047" calcext:value-type="float">
            <text:p>0.0047</text:p>
          </table:table-cell>
          <table:table-cell office:value-type="float" office:value="17.4" calcext:value-type="float">
            <text:p>17.4</text:p>
          </table:table-cell>
          <table:table-cell table:formula="of:=(4 / 3) * PI() * [.D16]^3" office:value-type="float" office:value="22066.6473297796" calcext:value-type="float">
            <text:p>22067</text:p>
          </table:table-cell>
          <table:table-cell table:formula="of:=([.C16]*[.E16]) / [.$J$1]" office:value-type="float" office:value="148.16177492852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15</text:p>
          </table:table-cell>
          <table:table-cell office:value-type="float" office:value="0.49" calcext:value-type="float">
            <text:p>0.49</text:p>
          </table:table-cell>
          <table:table-cell table:formula="of:=[.B17]/100" office:value-type="float" office:value="0.0049" calcext:value-type="float">
            <text:p>0.0049</text:p>
          </table:table-cell>
          <table:table-cell office:value-type="float" office:value="9.5" calcext:value-type="float">
            <text:p>9.5</text:p>
          </table:table-cell>
          <table:table-cell table:formula="of:=(4 / 3) * PI() * [.D17]^3" office:value-type="float" office:value="3591.36400182873" calcext:value-type="float">
            <text:p>3591</text:p>
          </table:table-cell>
          <table:table-cell table:formula="of:=([.C17]*[.E17]) / [.$J$1]" office:value-type="float" office:value="25.1395480128011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4</text:p>
          </table:table-cell>
          <table:table-cell office:value-type="float" office:value="0.49" calcext:value-type="float">
            <text:p>0.49</text:p>
          </table:table-cell>
          <table:table-cell table:formula="of:=[.B18]/100" office:value-type="float" office:value="0.0049" calcext:value-type="float">
            <text:p>0.0049</text:p>
          </table:table-cell>
          <table:table-cell office:value-type="float" office:value="15.4" calcext:value-type="float">
            <text:p>15.4</text:p>
          </table:table-cell>
          <table:table-cell table:formula="of:=(4 / 3) * PI() * [.D18]^3" office:value-type="float" office:value="15298.567668494" calcext:value-type="float">
            <text:p>15299</text:p>
          </table:table-cell>
          <table:table-cell table:formula="of:=([.C18]*[.E18]) / [.$J$1]" office:value-type="float" office:value="107.089973679458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8</text:p>
          </table:table-cell>
          <table:table-cell office:value-type="float" office:value="0.54" calcext:value-type="float">
            <text:p>0.54</text:p>
          </table:table-cell>
          <table:table-cell table:formula="of:=[.B19]/100" office:value-type="float" office:value="0.0054" calcext:value-type="float">
            <text:p>0.0054</text:p>
          </table:table-cell>
          <table:table-cell office:value-type="float" office:value="11.4" calcext:value-type="float">
            <text:p>11.4</text:p>
          </table:table-cell>
          <table:table-cell table:formula="of:=(4 / 3) * PI() * [.D19]^3" office:value-type="float" office:value="6205.87699516005" calcext:value-type="float">
            <text:p>6206</text:p>
          </table:table-cell>
          <table:table-cell table:formula="of:=([.C19]*[.E19]) / [.$J$1]" office:value-type="float" office:value="47.8739082483775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12</text:p>
          </table:table-cell>
          <table:table-cell office:value-type="float" office:value="0.64" calcext:value-type="float">
            <text:p>0.64</text:p>
          </table:table-cell>
          <table:table-cell table:formula="of:=[.B20]/100" office:value-type="float" office:value="0.0064" calcext:value-type="float">
            <text:p>0.0064</text:p>
          </table:table-cell>
          <table:table-cell office:value-type="float" office:value="12.3" calcext:value-type="float">
            <text:p>12.3</text:p>
          </table:table-cell>
          <table:table-cell table:formula="of:=(4 / 3) * PI() * [.D20]^3" office:value-type="float" office:value="7794.78146201024" calcext:value-type="float">
            <text:p>7795</text:p>
          </table:table-cell>
          <table:table-cell table:formula="of:=([.C20]*[.E20]) / [.$J$1]" office:value-type="float" office:value="71.2665733669508" calcext:value-type="float">
            <text:p>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23</text:p>
          </table:table-cell>
          <table:table-cell office:value-type="float" office:value="0.75" calcext:value-type="float">
            <text:p>0.75</text:p>
          </table:table-cell>
          <table:table-cell table:formula="of:=[.B21]/100" office:value-type="float" office:value="0.0075" calcext:value-type="float">
            <text:p>0.0075</text:p>
          </table:table-cell>
          <table:table-cell office:value-type="float" office:value="7.3" calcext:value-type="float">
            <text:p>7.3</text:p>
          </table:table-cell>
          <table:table-cell table:formula="of:=(4 / 3) * PI() * [.D21]^3" office:value-type="float" office:value="1629.51059909539" calcext:value-type="float">
            <text:p>1630</text:p>
          </table:table-cell>
          <table:table-cell table:formula="of:=([.C21]*[.E21]) / [.$J$1]" office:value-type="float" office:value="17.4590421331649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34</text:p>
          </table:table-cell>
          <table:table-cell office:value-type="float" office:value="0.78" calcext:value-type="float">
            <text:p>0.78</text:p>
          </table:table-cell>
          <table:table-cell table:formula="of:=[.B22]/100" office:value-type="float" office:value="0.0078" calcext:value-type="float">
            <text:p>0.0078</text:p>
          </table:table-cell>
          <table:table-cell office:value-type="float" office:value="27.3" calcext:value-type="float">
            <text:p>27.3</text:p>
          </table:table-cell>
          <table:table-cell table:formula="of:=(4 / 3) * PI() * [.D22]^3" office:value-type="float" office:value="85226.8722320993" calcext:value-type="float">
            <text:p>85227</text:p>
          </table:table-cell>
          <table:table-cell table:formula="of:=([.C22]*[.E22]) / [.$J$1]" office:value-type="float" office:value="949.670862014821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10</text:p>
          </table:table-cell>
          <table:table-cell office:value-type="float" office:value="0.79" calcext:value-type="float">
            <text:p>0.79</text:p>
          </table:table-cell>
          <table:table-cell table:formula="of:=[.B23]/100" office:value-type="float" office:value="0.0079" calcext:value-type="float">
            <text:p>0.0079</text:p>
          </table:table-cell>
          <table:table-cell office:value-type="float" office:value="11.2" calcext:value-type="float">
            <text:p>11.2</text:p>
          </table:table-cell>
          <table:table-cell table:formula="of:=(4 / 3) * PI() * [.D23]^3" office:value-type="float" office:value="5884.94864483013" calcext:value-type="float">
            <text:p>5885</text:p>
          </table:table-cell>
          <table:table-cell table:formula="of:=([.C23]*[.E23]) / [.$J$1]" office:value-type="float" office:value="66.4158489916543" calcext:value-type="float">
            <text:p>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27</text:p>
          </table:table-cell>
          <table:table-cell office:value-type="float" office:value="0.8" calcext:value-type="float">
            <text:p>0.8</text:p>
          </table:table-cell>
          <table:table-cell table:formula="of:=[.B24]/100" office:value-type="float" office:value="0.008" calcext:value-type="float">
            <text:p>0.008</text:p>
          </table:table-cell>
          <table:table-cell office:value-type="float" office:value="11.4" calcext:value-type="float">
            <text:p>11.4</text:p>
          </table:table-cell>
          <table:table-cell table:formula="of:=(4 / 3) * PI() * [.D24]^3" office:value-type="float" office:value="6205.87699516005" calcext:value-type="float">
            <text:p>6206</text:p>
          </table:table-cell>
          <table:table-cell table:formula="of:=([.C24]*[.E24]) / [.$J$1]" office:value-type="float" office:value="70.9243085161149" calcext:value-type="float">
            <text:p>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14</text:p>
          </table:table-cell>
          <table:table-cell office:value-type="float" office:value="0.81" calcext:value-type="float">
            <text:p>0.81</text:p>
          </table:table-cell>
          <table:table-cell table:formula="of:=[.B25]/100" office:value-type="float" office:value="0.0081" calcext:value-type="float">
            <text:p>0.0081</text:p>
          </table:table-cell>
          <table:table-cell office:value-type="float" office:value="9.3" calcext:value-type="float">
            <text:p>9.3</text:p>
          </table:table-cell>
          <table:table-cell table:formula="of:=(4 / 3) * PI() * [.D25]^3" office:value-type="float" office:value="3369.28272275137" calcext:value-type="float">
            <text:p>3369</text:p>
          </table:table-cell>
          <table:table-cell table:formula="of:=([.C25]*[.E25]) / [.$J$1]" office:value-type="float" office:value="38.9874143632658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21</text:p>
          </table:table-cell>
          <table:table-cell office:value-type="float" office:value="0.95" calcext:value-type="float">
            <text:p>0.95</text:p>
          </table:table-cell>
          <table:table-cell table:formula="of:=[.B26]/100" office:value-type="float" office:value="0.0095" calcext:value-type="float">
            <text:p>0.0095</text:p>
          </table:table-cell>
          <table:table-cell office:value-type="float" office:value="6.5" calcext:value-type="float">
            <text:p>6.5</text:p>
          </table:table-cell>
          <table:table-cell table:formula="of:=(4 / 3) * PI() * [.D26]^3" office:value-type="float" office:value="1150.34650998946" calcext:value-type="float">
            <text:p>1150</text:p>
          </table:table-cell>
          <table:table-cell table:formula="of:=([.C26]*[.E26]) / [.$J$1]" office:value-type="float" office:value="15.6118454927141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35</text:p>
          </table:table-cell>
          <table:table-cell office:value-type="float" office:value="0.97" calcext:value-type="float">
            <text:p>0.97</text:p>
          </table:table-cell>
          <table:table-cell table:formula="of:=[.B27]/100" office:value-type="float" office:value="0.0097" calcext:value-type="float">
            <text:p>0.0097</text:p>
          </table:table-cell>
          <table:table-cell office:value-type="float" office:value="9.5" calcext:value-type="float">
            <text:p>9.5</text:p>
          </table:table-cell>
          <table:table-cell table:formula="of:=(4 / 3) * PI() * [.D27]^3" office:value-type="float" office:value="3591.36400182873" calcext:value-type="float">
            <text:p>3591</text:p>
          </table:table-cell>
          <table:table-cell table:formula="of:=([.C27]*[.E27]) / [.$J$1]" office:value-type="float" office:value="49.766044025341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17</text:p>
          </table:table-cell>
          <table:table-cell office:value-type="float" office:value="1.1" calcext:value-type="float">
            <text:p>1.1</text:p>
          </table:table-cell>
          <table:table-cell table:formula="of:=[.B28]/100" office:value-type="float" office:value="0.011" calcext:value-type="float">
            <text:p>0.011</text:p>
          </table:table-cell>
          <table:table-cell office:value-type="float" office:value="8.7" calcext:value-type="float">
            <text:p>8.7</text:p>
          </table:table-cell>
          <table:table-cell table:formula="of:=(4 / 3) * PI() * [.D28]^3" office:value-type="float" office:value="2758.33091622245" calcext:value-type="float">
            <text:p>2758</text:p>
          </table:table-cell>
          <table:table-cell table:formula="of:=([.C28]*[.E28]) / [.$J$1]" office:value-type="float" office:value="43.3452001120671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2</text:p>
          </table:table-cell>
          <table:table-cell office:value-type="float" office:value="1.1" calcext:value-type="float">
            <text:p>1.1</text:p>
          </table:table-cell>
          <table:table-cell table:formula="of:=[.B29]/100" office:value-type="float" office:value="0.011" calcext:value-type="float">
            <text:p>0.011</text:p>
          </table:table-cell>
          <table:table-cell office:value-type="float" office:value="12.4" calcext:value-type="float">
            <text:p>12.4</text:p>
          </table:table-cell>
          <table:table-cell table:formula="of:=(4 / 3) * PI() * [.D29]^3" office:value-type="float" office:value="7986.44793541065" calcext:value-type="float">
            <text:p>7986</text:p>
          </table:table-cell>
          <table:table-cell table:formula="of:=([.C29]*[.E29]) / [.$J$1]" office:value-type="float" office:value="125.50132469931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18</text:p>
          </table:table-cell>
          <table:table-cell office:value-type="float" office:value="1.2" calcext:value-type="float">
            <text:p>1.2</text:p>
          </table:table-cell>
          <table:table-cell table:formula="of:=[.B30]/100" office:value-type="float" office:value="0.012" calcext:value-type="float">
            <text:p>0.012</text:p>
          </table:table-cell>
          <table:table-cell office:value-type="float" office:value="9.2" calcext:value-type="float">
            <text:p>9.2</text:p>
          </table:table-cell>
          <table:table-cell table:formula="of:=(4 / 3) * PI() * [.D30]^3" office:value-type="float" office:value="3261.7606669847" calcext:value-type="float">
            <text:p>3262</text:p>
          </table:table-cell>
          <table:table-cell table:formula="of:=([.C30]*[.E30]) / [.$J$1]" office:value-type="float" office:value="55.9158971483092" calcext:value-type="float">
            <text:p>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9</text:p>
          </table:table-cell>
          <table:table-cell office:value-type="float" office:value="1.3" calcext:value-type="float">
            <text:p>1.3</text:p>
          </table:table-cell>
          <table:table-cell table:formula="of:=[.B31]/100" office:value-type="float" office:value="0.013" calcext:value-type="float">
            <text:p>0.013</text:p>
          </table:table-cell>
          <table:table-cell office:value-type="float" office:value="7.8" calcext:value-type="float">
            <text:p>7.8</text:p>
          </table:table-cell>
          <table:table-cell table:formula="of:=(4 / 3) * PI() * [.D31]^3" office:value-type="float" office:value="1987.79876926179" calcext:value-type="float">
            <text:p>1988</text:p>
          </table:table-cell>
          <table:table-cell table:formula="of:=([.C31]*[.E31]) / [.$J$1]" office:value-type="float" office:value="36.916262857719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14</text:p>
          </table:table-cell>
          <table:table-cell office:value-type="float" office:value="1.4" calcext:value-type="float">
            <text:p>1.4</text:p>
          </table:table-cell>
          <table:table-cell table:formula="of:=[.B32]/100" office:value-type="float" office:value="0.014" calcext:value-type="float">
            <text:p>0.014</text:p>
          </table:table-cell>
          <table:table-cell office:value-type="float" office:value="8.6" calcext:value-type="float">
            <text:p>8.6</text:p>
          </table:table-cell>
          <table:table-cell table:formula="of:=(4 / 3) * PI() * [.D32]^3" office:value-type="float" office:value="2664.30514249561" calcext:value-type="float">
            <text:p>2664</text:p>
          </table:table-cell>
          <table:table-cell table:formula="of:=([.C32]*[.E32]) / [.$J$1]" office:value-type="float" office:value="53.2861028499122" calcext:value-type="float">
            <text:p>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17</text:p>
          </table:table-cell>
          <table:table-cell office:value-type="float" office:value="1.7" calcext:value-type="float">
            <text:p>1.7</text:p>
          </table:table-cell>
          <table:table-cell table:formula="of:=[.B33]/100" office:value-type="float" office:value="0.017" calcext:value-type="float">
            <text:p>0.017</text:p>
          </table:table-cell>
          <table:table-cell office:value-type="float" office:value="6.9" calcext:value-type="float">
            <text:p>6.9</text:p>
          </table:table-cell>
          <table:table-cell table:formula="of:=(4 / 3) * PI() * [.D33]^3" office:value-type="float" office:value="1376.05528138417" calcext:value-type="float">
            <text:p>1376</text:p>
          </table:table-cell>
          <table:table-cell table:formula="of:=([.C33]*[.E33]) / [.$J$1]" office:value-type="float" office:value="33.4184854050442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3</text:p>
          </table:table-cell>
          <table:table-cell office:value-type="float" office:value="1.7" calcext:value-type="float">
            <text:p>1.7</text:p>
          </table:table-cell>
          <table:table-cell table:formula="of:=[.B34]/100" office:value-type="float" office:value="0.017" calcext:value-type="float">
            <text:p>0.017</text:p>
          </table:table-cell>
          <table:table-cell office:value-type="float" office:value="10.6" calcext:value-type="float">
            <text:p>10.6</text:p>
          </table:table-cell>
          <table:table-cell table:formula="of:=(4 / 3) * PI() * [.D34]^3" office:value-type="float" office:value="4988.91615454387" calcext:value-type="float">
            <text:p>4989</text:p>
          </table:table-cell>
          <table:table-cell table:formula="of:=([.C34]*[.E34]) / [.$J$1]" office:value-type="float" office:value="121.159392324637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33</text:p>
          </table:table-cell>
          <table:table-cell office:value-type="float" office:value="1.7" calcext:value-type="float">
            <text:p>1.7</text:p>
          </table:table-cell>
          <table:table-cell table:formula="of:=[.B35]/100" office:value-type="float" office:value="0.017" calcext:value-type="float">
            <text:p>0.017</text:p>
          </table:table-cell>
          <table:table-cell office:value-type="float" office:value="22.1" calcext:value-type="float">
            <text:p>22.1</text:p>
          </table:table-cell>
          <table:table-cell table:formula="of:=(4 / 3) * PI() * [.D35]^3" office:value-type="float" office:value="45213.2192286258" calcext:value-type="float">
            <text:p>45213</text:p>
          </table:table-cell>
          <table:table-cell table:formula="of:=([.C35]*[.E35]) / [.$J$1]" office:value-type="float" office:value="1098.03532412377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011</text:p>
          </table:table-cell>
          <table:table-cell office:value-type="float" office:value="1.7" calcext:value-type="float">
            <text:p>1.7</text:p>
          </table:table-cell>
          <table:table-cell table:formula="of:=[.B36]/100" office:value-type="float" office:value="0.017" calcext:value-type="float">
            <text:p>0.017</text:p>
          </table:table-cell>
          <table:table-cell office:value-type="float" office:value="28.8" calcext:value-type="float">
            <text:p>28.8</text:p>
          </table:table-cell>
          <table:table-cell table:formula="of:=(4 / 3) * PI() * [.D36]^3" office:value-type="float" office:value="100061.284246791" calcext:value-type="float">
            <text:p>100061</text:p>
          </table:table-cell>
          <table:table-cell table:formula="of:=([.C36]*[.E36]) / [.$J$1]" office:value-type="float" office:value="2430.05976027921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15</text:p>
          </table:table-cell>
          <table:table-cell office:value-type="float" office:value="1.8" calcext:value-type="float">
            <text:p>1.8</text:p>
          </table:table-cell>
          <table:table-cell table:formula="of:=[.B37]/100" office:value-type="float" office:value="0.018" calcext:value-type="float">
            <text:p>0.018</text:p>
          </table:table-cell>
          <table:table-cell office:value-type="float" office:value="7.1" calcext:value-type="float">
            <text:p>7.1</text:p>
          </table:table-cell>
          <table:table-cell table:formula="of:=(4 / 3) * PI() * [.D37]^3" office:value-type="float" office:value="1499.2140909853" calcext:value-type="float">
            <text:p>1499</text:p>
          </table:table-cell>
          <table:table-cell table:formula="of:=([.C37]*[.E37]) / [.$J$1]" office:value-type="float" office:value="38.5512194824792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22</text:p>
          </table:table-cell>
          <table:table-cell office:value-type="float" office:value="1.8" calcext:value-type="float">
            <text:p>1.8</text:p>
          </table:table-cell>
          <table:table-cell table:formula="of:=[.B38]/100" office:value-type="float" office:value="0.018" calcext:value-type="float">
            <text:p>0.018</text:p>
          </table:table-cell>
          <table:table-cell office:value-type="float" office:value="7.2" calcext:value-type="float">
            <text:p>7.2</text:p>
          </table:table-cell>
          <table:table-cell table:formula="of:=(4 / 3) * PI() * [.D38]^3" office:value-type="float" office:value="1563.45756635611" calcext:value-type="float">
            <text:p>1563</text:p>
          </table:table-cell>
          <table:table-cell table:formula="of:=([.C38]*[.E38]) / [.$J$1]" office:value-type="float" office:value="40.2031945634429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013</text:p>
          </table:table-cell>
          <table:table-cell office:value-type="float" office:value="2" calcext:value-type="float">
            <text:p>2</text:p>
          </table:table-cell>
          <table:table-cell table:formula="of:=[.B39]/100" office:value-type="float" office:value="0.02" calcext:value-type="float">
            <text:p>0.02</text:p>
          </table:table-cell>
          <table:table-cell office:value-type="float" office:value="23.6" calcext:value-type="float">
            <text:p>23.6</text:p>
          </table:table-cell>
          <table:table-cell table:formula="of:=(4 / 3) * PI() * [.D39]^3" office:value-type="float" office:value="55058.5307820048" calcext:value-type="float">
            <text:p>55059</text:p>
          </table:table-cell>
          <table:table-cell table:formula="of:=([.C39]*[.E39]) / [.$J$1]" office:value-type="float" office:value="1573.10087948585" calcext:value-type="float">
            <text:p>15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8</text:p>
          </table:table-cell>
          <table:table-cell office:value-type="float" office:value="2.2" calcext:value-type="float">
            <text:p>2.2</text:p>
          </table:table-cell>
          <table:table-cell table:formula="of:=[.B40]/100" office:value-type="float" office:value="0.022" calcext:value-type="float">
            <text:p>0.022</text:p>
          </table:table-cell>
          <table:table-cell office:value-type="float" office:value="8.2" calcext:value-type="float">
            <text:p>8.2</text:p>
          </table:table-cell>
          <table:table-cell table:formula="of:=(4 / 3) * PI() * [.D40]^3" office:value-type="float" office:value="2309.56487763266" calcext:value-type="float">
            <text:p>2310</text:p>
          </table:table-cell>
          <table:table-cell table:formula="of:=([.C40]*[.E40]) / [.$J$1]" office:value-type="float" office:value="72.586324725598" calcext:value-type="float">
            <text:p>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9</text:p>
          </table:table-cell>
          <table:table-cell office:value-type="float" office:value="2.4" calcext:value-type="float">
            <text:p>2.4</text:p>
          </table:table-cell>
          <table:table-cell table:formula="of:=[.B41]/100" office:value-type="float" office:value="0.024" calcext:value-type="float">
            <text:p>0.024</text:p>
          </table:table-cell>
          <table:table-cell office:value-type="float" office:value="12.2" calcext:value-type="float">
            <text:p>12.2</text:p>
          </table:table-cell>
          <table:table-cell table:formula="of:=(4 / 3) * PI() * [.D41]^3" office:value-type="float" office:value="7606.20631578096" calcext:value-type="float">
            <text:p>7606</text:p>
          </table:table-cell>
          <table:table-cell table:formula="of:=([.C41]*[.E41]) / [.$J$1]" office:value-type="float" office:value="260.7842165410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10</text:p>
          </table:table-cell>
          <table:table-cell office:value-type="float" office:value="2.6" calcext:value-type="float">
            <text:p>2.6</text:p>
          </table:table-cell>
          <table:table-cell table:formula="of:=[.B42]/100" office:value-type="float" office:value="0.026" calcext:value-type="float">
            <text:p>0.026</text:p>
          </table:table-cell>
          <table:table-cell office:value-type="float" office:value="8.2" calcext:value-type="float">
            <text:p>8.2</text:p>
          </table:table-cell>
          <table:table-cell table:formula="of:=(4 / 3) * PI() * [.D42]^3" office:value-type="float" office:value="2309.56487763266" calcext:value-type="float">
            <text:p>2310</text:p>
          </table:table-cell>
          <table:table-cell table:formula="of:=([.C42]*[.E42]) / [.$J$1]" office:value-type="float" office:value="85.7838383120703" calcext:value-type="float">
            <text:p>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32</text:p>
          </table:table-cell>
          <table:table-cell office:value-type="float" office:value="2.7" calcext:value-type="float">
            <text:p>2.7</text:p>
          </table:table-cell>
          <table:table-cell table:formula="of:=[.B43]/100" office:value-type="float" office:value="0.027" calcext:value-type="float">
            <text:p>0.027</text:p>
          </table:table-cell>
          <table:table-cell office:value-type="float" office:value="16.1" calcext:value-type="float">
            <text:p>16.1</text:p>
          </table:table-cell>
          <table:table-cell table:formula="of:=(4 / 3) * PI() * [.D43]^3" office:value-type="float" office:value="17480.9985746212" calcext:value-type="float">
            <text:p>17481</text:p>
          </table:table-cell>
          <table:table-cell table:formula="of:=([.C43]*[.E43]) / [.$J$1]" office:value-type="float" office:value="674.267087878245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36</text:p>
          </table:table-cell>
          <table:table-cell office:value-type="float" office:value="2.9" calcext:value-type="float">
            <text:p>2.9</text:p>
          </table:table-cell>
          <table:table-cell table:formula="of:=[.B44]/100" office:value-type="float" office:value="0.029" calcext:value-type="float">
            <text:p>0.029</text:p>
          </table:table-cell>
          <table:table-cell office:value-type="float" office:value="24.5" calcext:value-type="float">
            <text:p>24.5</text:p>
          </table:table-cell>
          <table:table-cell table:formula="of:=(4 / 3) * PI() * [.D44]^3" office:value-type="float" office:value="61600.8723503643" calcext:value-type="float">
            <text:p>61601</text:p>
          </table:table-cell>
          <table:table-cell table:formula="of:=([.C44]*[.E44]) / [.$J$1]" office:value-type="float" office:value="2552.03614022938" calcext:value-type="float">
            <text:p>25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16</text:p>
          </table:table-cell>
          <table:table-cell office:value-type="float" office:value="3" calcext:value-type="float">
            <text:p>3</text:p>
          </table:table-cell>
          <table:table-cell table:formula="of:=[.B45]/100" office:value-type="float" office:value="0.03" calcext:value-type="float">
            <text:p>0.03</text:p>
          </table:table-cell>
          <table:table-cell office:value-type="float" office:value="8" calcext:value-type="float">
            <text:p>8</text:p>
          </table:table-cell>
          <table:table-cell table:formula="of:=(4 / 3) * PI() * [.D45]^3" office:value-type="float" office:value="2144.66058485063" calcext:value-type="float">
            <text:p>2145</text:p>
          </table:table-cell>
          <table:table-cell table:formula="of:=([.C45]*[.E45]) / [.$J$1]" office:value-type="float" office:value="91.9140250650271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7</text:p>
          </table:table-cell>
          <table:table-cell office:value-type="float" office:value="3.4" calcext:value-type="float">
            <text:p>3.4</text:p>
          </table:table-cell>
          <table:table-cell table:formula="of:=[.B46]/100" office:value-type="float" office:value="0.034" calcext:value-type="float">
            <text:p>0.034</text:p>
          </table:table-cell>
          <table:table-cell office:value-type="float" office:value="10.9" calcext:value-type="float">
            <text:p>10.9</text:p>
          </table:table-cell>
          <table:table-cell table:formula="of:=(4 / 3) * PI() * [.D46]^3" office:value-type="float" office:value="5424.60479011432" calcext:value-type="float">
            <text:p>5425</text:p>
          </table:table-cell>
          <table:table-cell table:formula="of:=([.C46]*[.E46]) / [.$J$1]" office:value-type="float" office:value="263.480804091267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6</text:p>
          </table:table-cell>
          <table:table-cell office:value-type="float" office:value="3.6" calcext:value-type="float">
            <text:p>3.6</text:p>
          </table:table-cell>
          <table:table-cell table:formula="of:=[.B47]/100" office:value-type="float" office:value="0.036" calcext:value-type="float">
            <text:p>0.036</text:p>
          </table:table-cell>
          <table:table-cell office:value-type="float" office:value="13.8" calcext:value-type="float">
            <text:p>13.8</text:p>
          </table:table-cell>
          <table:table-cell table:formula="of:=(4 / 3) * PI() * [.D47]^3" office:value-type="float" office:value="11008.4422510734" calcext:value-type="float">
            <text:p>11008</text:p>
          </table:table-cell>
          <table:table-cell table:formula="of:=([.C47]*[.E47]) / [.$J$1]" office:value-type="float" office:value="566.148458626631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38</text:p>
          </table:table-cell>
          <table:table-cell office:value-type="float" office:value="3.8" calcext:value-type="float">
            <text:p>3.8</text:p>
          </table:table-cell>
          <table:table-cell table:formula="of:=[.B48]/100" office:value-type="float" office:value="0.038" calcext:value-type="float">
            <text:p>0.038</text:p>
          </table:table-cell>
          <table:table-cell office:value-type="float" office:value="7.7" calcext:value-type="float">
            <text:p>7.7</text:p>
          </table:table-cell>
          <table:table-cell table:formula="of:=(4 / 3) * PI() * [.D48]^3" office:value-type="float" office:value="1912.32095856175" calcext:value-type="float">
            <text:p>1912</text:p>
          </table:table-cell>
          <table:table-cell table:formula="of:=([.C48]*[.E48]) / [.$J$1]" office:value-type="float" office:value="103.811709179066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1</text:p>
          </table:table-cell>
          <table:table-cell office:value-type="float" office:value="3.8" calcext:value-type="float">
            <text:p>3.8</text:p>
          </table:table-cell>
          <table:table-cell table:formula="of:=[.B49]/100" office:value-type="float" office:value="0.038" calcext:value-type="float">
            <text:p>0.038</text:p>
          </table:table-cell>
          <table:table-cell office:value-type="float" office:value="13.8" calcext:value-type="float">
            <text:p>13.8</text:p>
          </table:table-cell>
          <table:table-cell table:formula="of:=(4 / 3) * PI() * [.D49]^3" office:value-type="float" office:value="11008.4422510734" calcext:value-type="float">
            <text:p>11008</text:p>
          </table:table-cell>
          <table:table-cell table:formula="of:=([.C49]*[.E49]) / [.$J$1]" office:value-type="float" office:value="597.601150772555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37</text:p>
          </table:table-cell>
          <table:table-cell office:value-type="float" office:value="4.1" calcext:value-type="float">
            <text:p>4.1</text:p>
          </table:table-cell>
          <table:table-cell table:formula="of:=[.B50]/100" office:value-type="float" office:value="0.041" calcext:value-type="float">
            <text:p>0.041</text:p>
          </table:table-cell>
          <table:table-cell office:value-type="float" office:value="6.7" calcext:value-type="float">
            <text:p>6.7</text:p>
          </table:table-cell>
          <table:table-cell table:formula="of:=(4 / 3) * PI() * [.D50]^3" office:value-type="float" office:value="1259.83310836217" calcext:value-type="float">
            <text:p>1260</text:p>
          </table:table-cell>
          <table:table-cell table:formula="of:=([.C50]*[.E50]) / [.$J$1]" office:value-type="float" office:value="73.7902249183556" calcext:value-type="float">
            <text:p>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39</text:p>
          </table:table-cell>
          <table:table-cell office:value-type="float" office:value="4.3" calcext:value-type="float">
            <text:p>4.3</text:p>
          </table:table-cell>
          <table:table-cell table:formula="of:=[.B51]/100" office:value-type="float" office:value="0.043" calcext:value-type="float">
            <text:p>0.043</text:p>
          </table:table-cell>
          <table:table-cell office:value-type="float" office:value="8.1" calcext:value-type="float">
            <text:p>8.1</text:p>
          </table:table-cell>
          <table:table-cell table:formula="of:=(4 / 3) * PI() * [.D51]^3" office:value-type="float" office:value="2226.09485522188" calcext:value-type="float">
            <text:p>2226</text:p>
          </table:table-cell>
          <table:table-cell table:formula="of:=([.C51]*[.E51]) / [.$J$1]" office:value-type="float" office:value="136.745826820773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31</text:p>
          </table:table-cell>
          <table:table-cell office:value-type="float" office:value="6.2" calcext:value-type="float">
            <text:p>6.2</text:p>
          </table:table-cell>
          <table:table-cell table:formula="of:=[.B52]/100" office:value-type="float" office:value="0.062" calcext:value-type="float">
            <text:p>0.062</text:p>
          </table:table-cell>
          <table:table-cell office:value-type="float" office:value="14.3" calcext:value-type="float">
            <text:p>14.3</text:p>
          </table:table-cell>
          <table:table-cell table:formula="of:=(4 / 3) * PI() * [.D52]^3" office:value-type="float" office:value="12248.8896383678" calcext:value-type="float">
            <text:p>12249</text:p>
          </table:table-cell>
          <table:table-cell table:formula="of:=([.C52]*[.E52]) / [.$J$1]" office:value-type="float" office:value="1084.90165368401" calcext:value-type="float">
            <text:p>1085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exp_code_details.A1:exp_code_details.F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number-style style:name="N131">
      <number:number number:decimal-places="12" number:min-integer-digits="1"/>
    </number:number-style>
    <number:number-style style:name="N132">
      <number:number number:decimal-places="13" number:min-integer-digits="1"/>
    </number:number-style>
    <number:number-style style:name="N133">
      <number:number number:decimal-places="14" number:min-integer-digits="1"/>
    </number:number-style>
    <number:number-style style:name="N134">
      <number:number number:decimal-places="15" number:min-integer-digits="1"/>
    </number:number-style>
    <number:number-style style:name="N135">
      <number:number number:decimal-places="16" number:min-integer-digits="1"/>
    </number:number-style>
    <number:number-style style:name="N136">
      <number:number number:decimal-places="17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/00/0000</text:date>, <text:time style:data-style-name="N2" text:time-value="09:54:31.57339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7T14:51:32.081768000</dc:date>
    <meta:editing-duration>P8DT7H36M32S</meta:editing-duration>
    <meta:editing-cycles>4</meta:editing-cycles>
    <meta:generator>LibreOffice/4.4.2.2$MacOSX_X86_64 LibreOffice_project/c4c7d32d0d49397cad38d62472b0bc8acff48dd6</meta:generator>
    <meta:document-statistic meta:table-count="1" meta:cell-count="314" meta:object-count="0"/>
  </office:meta>
</office:document-meta>
</file>